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ce620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2222c2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84fdb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73a60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43a662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222c2" officeooo:paragraph-rsid="002222c2" style:font-name-asian="OLIVEOIL" style:font-size-asian="12pt" style:font-weight-asian="bold" style:font-name-complex="OLIVEOIL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330aca" officeooo:paragraph-rsid="00330aca" style:font-name-asian="OLIVEOIL" style:font-size-asian="12pt" style:font-weight-asian="bold" style:font-name-complex="OLIVEOIL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330aca" officeooo:paragraph-rsid="00369077" style:font-name-asian="OLIVEOIL" style:font-size-asian="12pt" style:font-weight-asian="bold" style:font-name-complex="OLIVEOIL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336abe" officeooo:paragraph-rsid="003426a2" style:font-name-asian="OLIVEOIL" style:font-size-asian="12pt" style:font-weight-asian="bold" style:font-name-complex="OLIVEOIL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35b3f4" officeooo:paragraph-rsid="0035b3f4" style:font-name-asian="OLIVEOIL" style:font-size-asian="12pt" style:font-weight-asian="bold" style:font-name-complex="OLIVEOIL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36a2fe" officeooo:paragraph-rsid="0036a2fe" style:font-name-asian="OLIVEOIL" style:font-size-asian="12pt" style:font-weight-asian="bold" style:font-name-complex="OLIVEOIL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384fdb" officeooo:paragraph-rsid="00384fdb" style:font-name-asian="OLIVEOIL" style:font-size-asian="12pt" style:font-weight-asian="bold" style:font-name-complex="OLIVEOIL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3a6645" officeooo:paragraph-rsid="003a6645" style:font-name-asian="OLIVEOIL" style:font-size-asian="12pt" style:font-weight-asian="bold" style:font-name-complex="OLIVEOIL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b066f" style:font-name-asian="OzHandicraft BT" style:font-size-asian="16pt" style:font-name-complex="OzHandicraft BT" style:font-size-complex="16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ce620" style:font-name-asian="OzHandicraft BT" style:font-size-asian="16pt" style:font-name-complex="OzHandicraft BT" style:font-size-complex="16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769e" officeooo:paragraph-rsid="001ce620" style:font-name-asian="OzHandicraft BT" style:font-size-asian="14pt" style:font-name-complex="OzHandicraft BT" style:font-size-complex="16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e7d8" officeooo:paragraph-rsid="001ce620" style:font-name-asian="OzHandicraft BT" style:font-size-asian="14pt" style:font-name-complex="OzHandicraft BT" style:font-size-complex="16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32013e" officeooo:paragraph-rsid="0032013e" style:font-name-asian="OzHandicraft BT" style:font-size-asian="14pt" style:font-name-complex="OzHandicraft BT" style:font-size-complex="16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4c602" style:font-name-asian="OzHandicraft BT" style:font-size-asian="14pt" style:font-name-complex="OzHandicraft BT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6d534" style:font-name-asian="OzHandicraft BT" style:font-size-asian="14pt" style:font-name-complex="OzHandicraft BT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officeooo:rsid="002bd778" officeooo:paragraph-rsid="002bd778" style:font-size-asian="16pt" style:font-size-complex="16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0" style:family="paragraph" style:parent-style-name="Standard">
      <style:text-properties fo:font-size="18pt" officeooo:rsid="000a769e" officeooo:paragraph-rsid="001eb0a6" style:font-size-asian="18pt" style:font-size-complex="18pt"/>
    </style:style>
    <style:style style:name="P31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32" style:family="paragraph">
      <loext:graphic-properties draw:fill-color="#c5000b"/>
      <style:paragraph-properties fo:text-align="center"/>
      <style:text-properties fo:font-size="12pt"/>
    </style:style>
    <style:style style:name="P33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2pt" fo:font-weight="bold" officeooo:rsid="002222c2" style:font-name-asian="OLIVEOIL" style:font-size-asian="12pt" style:font-weight-asian="bold" style:font-name-complex="OLIVEOIL" style:font-size-complex="12pt" style:font-weight-complex="bold"/>
    </style:style>
    <style:style style:name="T3" style:family="text">
      <style:text-properties fo:color="#000000" style:font-name="OLIVEOIL" fo:font-size="12pt" fo:font-weight="bold" officeooo:rsid="00384fdb" style:font-name-asian="OLIVEOIL" style:font-size-asian="12pt" style:font-weight-asian="bold" style:font-name-complex="OLIVEOIL" style:font-size-complex="12pt" style:font-weight-complex="bold"/>
    </style:style>
    <style:style style:name="T4" style:family="text">
      <style:text-properties fo:color="#000000" style:font-name="OLIVEOIL" fo:font-size="12pt" fo:font-weight="bold" officeooo:rsid="003a412e" style:font-name-asian="OLIVEOIL" style:font-size-asian="12pt" style:font-weight-asian="bold" style:font-name-complex="OLIVEOIL" style:font-size-complex="12pt" style:font-weight-complex="bold"/>
    </style:style>
    <style:style style:name="T5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6" style:family="text">
      <style:text-properties fo:color="#000000" style:font-name="OLIVEOIL" fo:font-size="16pt" officeooo:rsid="000a769e" style:font-name-asian="OLIVEOIL" style:font-size-asian="14pt" style:font-name-complex="OLIVEOIL" style:font-size-complex="16pt"/>
    </style:style>
    <style:style style:name="T7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8" style:family="text">
      <style:text-properties fo:color="#000000" style:font-name="OzHandicraft BT" fo:font-size="16pt" officeooo:rsid="003d7566" style:font-name-asian="OzHandicraft BT" style:font-size-asian="16pt" style:font-name-complex="OzHandicraft BT" style:font-size-complex="16pt"/>
    </style:style>
    <style:style style:name="T9" style:family="text">
      <style:text-properties fo:color="#000000" style:font-name="OzHandicraft BT" fo:font-size="16pt" officeooo:rsid="00539c9b" style:font-name-asian="OzHandicraft BT" style:font-size-asian="16pt" style:font-name-complex="OzHandicraft BT" style:font-size-complex="16pt"/>
    </style:style>
    <style:style style:name="T10" style:family="text">
      <style:text-properties fo:color="#000000" style:font-name="OzHandicraft BT" fo:font-size="16pt" officeooo:rsid="0043a662" style:font-name-asian="OzHandicraft BT" style:font-size-asian="16pt" style:font-name-complex="OzHandicraft BT" style:font-size-complex="16pt"/>
    </style:style>
    <style:style style:name="T11" style:family="text">
      <style:text-properties fo:color="#000000" style:font-name="OzHandicraft BT" fo:font-size="16pt" officeooo:rsid="005573f3" style:font-name-asian="OzHandicraft BT" style:font-size-asian="16pt" style:font-name-complex="OzHandicraft BT" style:font-size-complex="16pt"/>
    </style:style>
    <style:style style:name="T12" style:family="text">
      <style:text-properties fo:color="#000000" style:font-name="OzHandicraft BT" fo:font-size="16pt" officeooo:rsid="0041c441" style:font-name-asian="OzHandicraft BT" style:font-size-asian="14pt" style:font-name-complex="OzHandicraft BT" style:font-size-complex="16pt"/>
    </style:style>
    <style:style style:name="T13" style:family="text">
      <style:text-properties fo:color="#000000" style:font-name="OzHandicraft BT" fo:font-size="16pt" officeooo:rsid="000a769e" style:font-name-asian="OzHandicraft BT" style:font-size-asian="14pt" style:font-name-complex="OzHandicraft BT" style:font-size-complex="16pt"/>
    </style:style>
    <style:style style:name="T14" style:family="text">
      <style:text-properties fo:color="#000000" style:font-name="OzHandicraft BT" fo:font-size="16pt" officeooo:rsid="00576771" style:font-name-asian="OzHandicraft BT" style:font-size-asian="14pt" style:font-name-complex="OzHandicraft BT" style:font-size-complex="16pt"/>
    </style:style>
    <style:style style:name="T15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16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17" style:family="text">
      <style:text-properties fo:color="#000000" style:font-name="OzHandicraft BT" fo:font-size="14pt" officeooo:rsid="0032eb90" style:font-name-asian="OzHandicraft BT" style:font-size-asian="14pt" style:font-name-complex="OzHandicraft BT" style:font-size-complex="14pt"/>
    </style:style>
    <style:style style:name="T18" style:family="text">
      <style:text-properties fo:color="#000000" style:font-name="OzHandicraft BT" fo:font-size="14pt" officeooo:rsid="004f88fc" style:font-name-asian="OzHandicraft BT" style:font-size-asian="14pt" style:font-name-complex="OzHandicraft BT" style:font-size-complex="14pt"/>
    </style:style>
    <style:style style:name="T19" style:family="text">
      <style:text-properties fo:color="#000000" style:font-name="OzHandicraft BT" fo:font-size="14pt" officeooo:rsid="0044db48" style:font-name-asian="OzHandicraft BT" style:font-size-asian="14pt" style:font-name-complex="OzHandicraft BT" style:font-size-complex="14pt"/>
    </style:style>
    <style:style style:name="T20" style:family="text">
      <style:text-properties fo:color="#000000" style:font-name="OzHandicraft BT" fo:font-size="14pt" officeooo:rsid="00508044" style:font-name-asian="OzHandicraft BT" style:font-size-asian="14pt" style:font-name-complex="OzHandicraft BT" style:font-size-complex="14pt"/>
    </style:style>
    <style:style style:name="T21" style:family="text">
      <style:text-properties fo:color="#000000" style:font-name="OzHandicraft BT" fo:font-size="14pt" officeooo:rsid="0025efff" style:font-name-asian="OzHandicraft BT" style:font-size-asian="14pt" style:font-name-complex="OzHandicraft BT" style:font-size-complex="14pt"/>
    </style:style>
    <style:style style:name="T22" style:family="text">
      <style:text-properties fo:color="#000000" style:font-name="OzHandicraft BT" fo:font-size="14pt" officeooo:rsid="00519481" style:font-name-asian="OzHandicraft BT" style:font-size-asian="14pt" style:font-name-complex="OzHandicraft BT" style:font-size-complex="14pt"/>
    </style:style>
    <style:style style:name="T23" style:family="text">
      <style:text-properties fo:color="#000000" style:font-name="OzHandicraft BT" fo:font-size="14pt" officeooo:rsid="00573687" style:font-name-asian="OzHandicraft BT" style:font-size-asian="14pt" style:font-name-complex="OzHandicraft BT" style:font-size-complex="14pt"/>
    </style:style>
    <style:style style:name="T24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25" style:family="text">
      <style:text-properties officeooo:rsid="00173a60"/>
    </style:style>
    <style:style style:name="T26" style:family="text">
      <style:text-properties officeooo:rsid="001759a5"/>
    </style:style>
    <style:style style:name="T27" style:family="text">
      <style:text-properties officeooo:rsid="0017f6f5"/>
    </style:style>
    <style:style style:name="T28" style:family="text">
      <style:text-properties officeooo:rsid="000a769e"/>
    </style:style>
    <style:style style:name="T29" style:family="text">
      <style:text-properties officeooo:rsid="000a769e" style:font-size-asian="14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officeooo:rsid="001f1b31"/>
    </style:style>
    <style:style style:name="T32" style:family="text">
      <style:text-properties officeooo:rsid="00203c0c"/>
    </style:style>
    <style:style style:name="T33" style:family="text">
      <style:text-properties officeooo:rsid="0023e259"/>
    </style:style>
    <style:style style:name="T34" style:family="text">
      <style:text-properties officeooo:rsid="002a8eea"/>
    </style:style>
    <style:style style:name="T35" style:family="text">
      <style:text-properties officeooo:rsid="002d4d28"/>
    </style:style>
    <style:style style:name="T36" style:family="text">
      <style:text-properties style:text-position="super 58%" officeooo:rsid="00336abe"/>
    </style:style>
    <style:style style:name="T37" style:family="text">
      <style:text-properties officeooo:rsid="0035b3f4"/>
    </style:style>
    <style:style style:name="T38" style:family="text">
      <style:text-properties officeooo:rsid="00336abe"/>
    </style:style>
    <style:style style:name="T39" style:family="text">
      <style:text-properties officeooo:rsid="003a6645"/>
    </style:style>
    <style:style style:name="T40" style:family="text">
      <style:text-properties officeooo:rsid="003b94c7"/>
    </style:style>
    <style:style style:name="T41" style:family="text">
      <style:text-properties officeooo:rsid="003f03d5"/>
    </style:style>
    <style:style style:name="T42" style:family="text">
      <style:text-properties officeooo:rsid="003fe4c8"/>
    </style:style>
    <style:style style:name="T43" style:family="text">
      <style:text-properties officeooo:rsid="0049028a"/>
    </style:style>
    <style:style style:name="T44" style:family="text">
      <style:text-properties officeooo:rsid="0049fdf1"/>
    </style:style>
    <style:style style:name="T45" style:family="text">
      <style:text-properties officeooo:rsid="004ba51a"/>
    </style:style>
    <style:style style:name="T46" style:family="text">
      <style:text-properties officeooo:rsid="004d60d8"/>
    </style:style>
    <style:style style:name="T47" style:family="text">
      <style:text-properties officeooo:rsid="004eb354"/>
    </style:style>
    <style:style style:name="T48" style:family="text">
      <style:text-properties officeooo:rsid="004f88fc"/>
    </style:style>
    <style:style style:name="T49" style:family="text">
      <style:text-properties officeooo:rsid="0050b19a"/>
    </style:style>
    <style:style style:name="T50" style:family="text">
      <style:text-properties officeooo:rsid="0058a34d"/>
    </style:style>
    <style:style style:name="T51" style:family="text">
      <style:text-properties officeooo:rsid="005b258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gr1" style:family="graphic">
      <style:graphic-properties draw:fill-color="#c5000b" draw:textarea-vertical-align="middle" draw:auto-grow-height="false" fo:min-height="0.178cm" fo:min-width="0.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3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7"/>
      <text:p text:style-name="P7"/>
      <text:p text:style-name="P7"/>
      <text:p text:style-name="P7"/>
      <text:p text:style-name="P29"/>
      <text:p text:style-name="P7"/>
      <text:p text:style-name="P7"/>
      <text:p text:style-name="P17"/>
      <text:p text:style-name="P19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28">Black Rye IPA</text:span> <text:s text:c="61"/></text:p>
      <text:p text:style-name="P1"><text:span text:style-name="T7">Brew Date: <text:s text:c="5"/></text:span><text:span text:style-name="T8">July 11’21</text:span><text:span text:style-name="T7"> <text:s text:c="63"/></text:span></text:p>
      <text:p text:style-name="P1"><text:span text:style-name="T7">Batch Size:</text:span><text:span text:style-name="T24"> 10 gal</text:span><text:span text:style-name="T7"><text:tab/><text:tab/><text:tab/></text:span></text:p>
      <text:p text:style-name="P2"><text:span text:style-name="T7">Target OG/◦P <text:s/></text:span><text:span text:style-name="T6">1.068</text:span><text:span text:style-name="T5"> <text:s text:c="13"/><text:tab/><text:tab/><text:tab/><text:tab/></text:span><text:span text:style-name="T1"> <text:s/></text:span></text:p>
      <text:p text:style-name="P1"><draw:line text:anchor-type="paragraph" draw:z-index="2" draw:name="Shape1" draw:style-name="gr2" draw:text-style-name="P33" svg:x1="1.543cm" svg:y1="0.624cm" svg:x2="1.622cm" svg:y2="6.577cm"><text:p/></draw:line><draw:line text:anchor-type="paragraph" draw:z-index="3" draw:name="Shape2" draw:style-name="gr2" draw:text-style-name="P33" svg:x1="3.29cm" svg:y1="0.462cm" svg:x2="3.369cm" svg:y2="6.415cm"><text:p/></draw:line><text:span text:style-name="T15">Amnt lb/kg <text:s/>Ingredient <text:s text:c="12"/></text:span><text:span text:style-name="T7"><text:s text:c="2"/></text:span></text:p>
      <text:p text:style-name="P21">4 <text:s text:c="5"/># <text:s text:c="9"/>Pils</text:p>
      <text:p text:style-name="P23">10 <text:s text:c="5"/># <text:s text:c="7"/>munich</text:p>
      <text:p text:style-name="P21">4.2 <text:s text:c="4"/># <text:s text:c="7"/>crystal 80L</text:p>
      <text:p text:style-name="P21">4 <text:s text:c="7"/># <text:s text:c="8"/>malted rye</text:p>
      <text:p text:style-name="P21">2.4 <text:s text:c="4"/># <text:s text:c="8"/>chocolate rye</text:p>
      <text:p text:style-name="P2"><draw:custom-shape text:anchor-type="paragraph" draw:z-index="6" draw:name="Shape1" draw:style-name="gr1" draw:text-style-name="P32" svg:width="0.585cm" svg:height="0.532cm" svg:x="16.312cm" svg:y="0.129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text:span text:style-name="T12">15</text:span><text:span text:style-name="T13"> <text:s text:c="4"/></text:span><text:span text:style-name="T12">g</text:span><text:span text:style-name="T13"> <text:s text:c="7"/>gypsum</text:span></text:p>
      <text:p text:style-name="P22"><text:s text:c="20"/>(added to pre-mash water) </text:p>
      <text:p text:style-name="P21">2 <text:s text:c="7"/># <text:s text:c="8"/>wheat malt</text:p>
      <text:p text:style-name="P21"><text:s text:c="21"/>rice hulls</text:p>
      <text:p text:style-name="P6"><text:span text:style-name="T9">BRY</text:span><text:span text:style-name="T10"> ale yeast/ </text:span><text:span text:style-name="T11">had to add fresh pack july 14</text:span></text:p>
      <text:p text:style-name="P18"/>
      <text:p text:style-name="P18"><draw:line text:anchor-type="paragraph" draw:z-index="5" draw:name="Shape3" draw:style-name="gr2" draw:text-style-name="P33" svg:x1="7.878cm" svg:y1="0.245cm" svg:x2="7.987cm" svg:y2="5.399cm"><text:p/></draw:line>Qt <text:s/>oz/g <text:s text:c="2"/>Hop/Seasoning <text:s text:c="14"/><text:span text:style-name="T27">Time:</text:span></text:p>
      <text:p text:style-name="P20"><draw:line text:anchor-type="paragraph" draw:z-index="4" draw:name="Shape4" draw:style-name="gr2" draw:text-style-name="P33" svg:x1="2.549cm" svg:y1="0.012cm" svg:x2="2.653cm" svg:y2="4.762cm"><text:p/></draw:line><text:span text:style-name="T29">56 <text:s text:c="2"/>g <text:s text:c="10"/>Nugget <text:s text:c="18"/>60 min</text:span> </text:p>
      <text:p text:style-name="P21">56 <text:s text:c="2"/>g <text:s text:c="9"/>Centennial <text:s text:c="13"/>30 min</text:p>
      <text:p text:style-name="P20"><text:s/><text:span text:style-name="T29">14 <text:s/>g <text:s text:c="9"/>Citra <text:s text:c="24"/>1 min</text:span></text:p>
      <text:p text:style-name="P20"><text:s/><text:span text:style-name="T29">56 <text:s/>g <text:s text:c="10"/>Centennial <text:s text:c="12"/>dry hop</text:span></text:p>
      <text:p text:style-name="P30"><text:s/><text:span text:style-name="T30">56 <text:s/>g <text:s text:c="11"/>amarillo <text:s text:c="16"/>dry hop</text:span></text:p>
      <text:p text:style-name="P2"><text:span text:style-name="T14">56</text:span><text:span text:style-name="T13"> <text:s text:c="2"/>g <text:s text:c="10"/>citra <text:s text:c="23"/>dry hop</text:span></text:p>
      <text:p text:style-name="P28"><text:s text:c="42"/></text:p>
      <text:p text:style-name="P5"><text:span text:style-name="T7"><text:s text:c="774"/></text:span><text:span text:style-name="T16">Stage <text:s text:c="13"/>Date <text:s text:c="17"/></text:span></text:p>
      <text:p text:style-name="P24">Primary: <text:s text:c="3"/><text:span text:style-name="T50">July 11’21</text:span> <text:s/></text:p>
      <text:p text:style-name="P27">Racked:<text:tab/><text:span text:style-name="T50">July 15’21 </text:span><text:span text:style-name="T34">onto hops</text:span></text:p>
      <text:p text:style-name="P27">Bottled:<text:tab/><text:span text:style-name="T51">July 29’21 <text:s text:c="9"/>9</text:span><text:span text:style-name="T35">x 1l</text:span></text:p>
      <text:p text:style-name="P27">Kegged: <text:s text:c="2"/><text:span text:style-name="T51">july 29’21 <text:s text:c="2"/></text:span><text:span text:style-name="T35"><text:s text:c="4"/></text:span><text:span text:style-name="T51">2x 5gal</text:span><text:span text:style-name="T35"> </text:span></text:p>
      <text:p text:style-name="P24"/>
      <text:p text:style-name="P24"/>
      <text:p text:style-name="P24"/>
      <text:p text:style-name="P24"/>
      <text:p text:style-name="P24"/>
      <text:p text:style-name="P24"><text:soft-page-break/>Start Time:<text:span text:style-name="T41">6:30</text:span><text:span text:style-name="T31">am</text:span></text:p>
      <text:p text:style-name="P24">Fill mash tun:<text:tab/><draw:frame draw:style-name="fr1" draw:name="Object2" text:anchor-type="char" svg:x="9.488cm" svg:y="0.116cm" svg:width="11.464cm" svg:height="8.999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24">Fill sparge kettle:<text:tab/><text:tab/><text:tab/><text:tab/></text:p>
      <text:p text:style-name="P24">Fire burners: <text:span text:style-name="T41">6:30</text:span>am</text:p>
      <text:p text:style-name="P24">Heat Mash Tun : Target Temp: <text:span text:style-name="T25">66-68</text:span> <text:s text:c="4"/></text:p>
      <text:p text:style-name="P24">Heat Sparge Kettle: Target Temp: <text:span text:style-name="T25">75</text:span></text:p>
      <text:p text:style-name="P24">Target Temp (Mash): <text:span text:style-name="T25">66-68</text:span></text:p>
      <text:p text:style-name="P24">Grind grain: <text:span text:style-name="T41">7:10am-</text:span><text:span text:style-name="T42">7:29am</text:span> <text:s text:c="2"/></text:p>
      <text:p text:style-name="P24">Strike Temp: <text:span text:style-name="T42">68</text:span></text:p>
      <text:p text:style-name="P24">Mash in: <text:span text:style-name="T42">7:35</text:span><text:span text:style-name="T32">am</text:span></text:p>
      <text:p text:style-name="P24">Temp: <text:span text:style-name="T42">64.4</text:span></text:p>
      <text:p text:style-name="P24">Mash: Duration: <text:s text:c="3"/><text:span text:style-name="T26">90 </text:span>minutes <text:s text:c="7"/></text:p>
      <text:p text:style-name="P24">Start: <text:s/><text:span text:style-name="T42">7:35</text:span> <text:s text:c="4"/>Finish:<text:span text:style-name="T42">9:05</text:span></text:p>
      <text:p text:style-name="P24">Heat (to deactivate enzymes)<text:tab/><text:tab/></text:p>
      <text:p text:style-name="P25">Target Temp: <text:span text:style-name="T26">75.5</text:span> <text:s text:c="2"/></text:p>
      <text:p text:style-name="P25">Start: <text:span text:style-name="T42">9:05</text:span> Finish: <text:s/><text:span text:style-name="T43">9:24</text:span> </text:p>
      <text:p text:style-name="P1"><text:span text:style-name="T16">Heat Sparge H20 (Target</text:span><text:span text:style-name="T17">81</text:span><text:span text:style-name="T16">◦</text:span><text:span text:style-name="T17">C</text:span><text:span text:style-name="T16">) <text:s text:c="7"/></text:span></text:p>
      <text:p text:style-name="P24">Sparge: Start: <text:s text:c="2"/><text:span text:style-name="T43">9:34</text:span> <text:s text:c="3"/>Finish:<text:span text:style-name="T45">10:10</text:span></text:p>
      <text:p text:style-name="P24">Wort collected: <text:s text:c="2"/><text:span text:style-name="T33">full kettle</text:span></text:p>
      <text:p text:style-name="P24">Boil : Burner On: <text:s/><text:span text:style-name="T44">9:46am</text:span></text:p>
      <text:p text:style-name="P24"><text:span text:style-name="T46">Sugar Break: </text:span><text:span text:style-name="T47">10:25</text:span><text:span text:style-name="T46"> <text:s text:c="2"/></text:span>Rolling Boil: <text:span text:style-name="T48">10:35</text:span> <text:s text:c="2"/></text:p>
      <text:p text:style-name="P26">Hops In: <text:s/><text:span text:style-name="T48">11:10</text:span> <text:s text:c="2"/>Hops In: <text:s/><text:span text:style-name="T48">11:40</text:span> <text:s/><text:span text:style-name="T25">Whirflock in: </text:span><text:s/><text:span text:style-name="T48">11:55</text:span> </text:p>
      <text:p text:style-name="P26">Hops in : <text:s/><text:span text:style-name="T48">12:09</text:span> <text:s text:c="5"/></text:p>
      <text:p text:style-name="P1"><text:span text:style-name="T16">Duration: 9</text:span><text:span text:style-name="T18">5</text:span><text:span text:style-name="T16"> min <text:s/>Start: </text:span><text:span text:style-name="T18">10:35</text:span><text:span text:style-name="T16"> Finish: <text:s text:c="2"/></text:span><text:span text:style-name="T18">12:10pm</text:span><text:span text:style-name="T16"> <text:s text:c="3"/></text:span></text:p>
      <text:p text:style-name="P1"><text:span text:style-name="T16">Burner Off: </text:span><text:span text:style-name="T18">12:10pm</text:span></text:p>
      <text:p text:style-name="P24">Rest 15 min <text:s text:c="7"/></text:p>
      <text:p text:style-name="P1"><text:span text:style-name="T16">Pump and chill: <text:s text:c="3"/>Start: <text:s text:c="2"/></text:span><text:span text:style-name="T18">12:25pm</text:span><text:span text:style-name="T16"> <text:s text:c="2"/>Finish: <text:s text:c="4"/></text:span></text:p>
      <text:p text:style-name="P1"><text:span text:style-name="T16">OG : <text:s text:c="2"/></text:span><text:span text:style-name="T21">1.0</text:span><text:span text:style-name="T22">52</text:span></text:p>
      <text:p text:style-name="P1"><text:span text:style-name="T16">Yeast: </text:span><text:span text:style-name="T19">lallemand </text:span><text:span text:style-name="T20">b</text:span><text:span text:style-name="T19">ry-97 ale yeast </text:span><text:span text:style-name="T23">old stock had to add fresh pack on the 14th</text:span></text:p>
      <text:p text:style-name="P24">Irish Moss</text:p>
      <text:p text:style-name="P9">Notes:</text:p>
      <text:p text:style-name="P11">July4’21 start soaking 7# rye <text:span text:style-name="T49">grain </text:span>in 2 / 4l jars</text:p>
      <text:p text:style-name="P11"><text:span text:style-name="T38">2 jars aren’t enough divide grain to 3</text:span><text:span text:style-name="T36">rd</text:span><text:span text:style-name="T38"> jar</text:span></text:p>
      <text:p text:style-name="P10">rinse 3 times then fill jar w/ water</text:p>
      <text:p text:style-name="P12">july 5-<text:span text:style-name="T37">rinse twice</text:span></text:p>
      <text:p text:style-name="P13">July 6- acro-spire almost as long as grain</text:p>
      <text:p text:style-name="P14">8:45am sprouts to dehydrator at 155F(10 trays full)</text:p>
      <text:p text:style-name="P15">2:30pm start roasting malt</text:p>
      <text:p text:style-name="P8">Roasting rye malt to chocolate rye malt</text:p>
      <text:p text:style-name="P3"><text:span text:style-name="T2">230F-30min </text:span><text:span text:style-name="T3">stir and shuffle pans every 15 min</text:span></text:p>
      <text:p text:style-name="P4"><text:span text:style-name="T2">300F </text:span><text:span text:style-name="T4">50</text:span><text:span text:style-name="T2"> min </text:span><text:span text:style-name="T3">stir and shuffle pans every 10 min</text:span></text:p>
      <text:p text:style-name="P8">375F-60min</text:p>
      <text:p text:style-name="P8">400F-30min <text:span text:style-name="T39">(may have taken 10or 20 min more combine the pans and allow to</text:span></text:p>
      <text:p text:style-name="P16">settle and cool) <text:span text:style-name="T40">stir occasionally for 20-30 min then bag in paper bag to age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5T18:59:22.106832583</dc:date>
    <meta:editing-duration>PT11H42M20S</meta:editing-duration>
    <meta:editing-cycles>54</meta:editing-cycles>
    <meta:printed-by>peter helmer</meta:printed-by>
    <meta:print-date>2017-10-22T18:33:16.50</meta:print-date>
    <meta:document-statistic meta:table-count="0" meta:image-count="0" meta:object-count="3" meta:page-count="2" meta:paragraph-count="73" meta:word-count="353" meta:character-count="3338" meta:non-whitespace-character-count="15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63cm" svg:height="8.999cm" xlink:href="." xlink:type="simple" chart:class="chart:line" chart:style-name="ch1">
        <chart:title svg:x="3.065cm" svg:y="0.315cm" chart:style-name="ch2">
          <text:p>Black Rye IPA July 11'21</text:p>
        </chart:title>
        <chart:legend chart:legend-position="end" svg:x="8.764cm" svg:y="3.441cm" style:legend-expansion="high" chart:style-name="ch3"/>
        <chart:plot-area chart:style-name="ch4" chart:data-source-has-labels="both" svg:x="0.709cm" svg:y="1.297cm" svg:width="8.451cm" svg:height="6.773cm">
          <chartooo:coordinate-region svg:x="1.571cm" svg:y="1.5cm" svg:width="7.589cm" svg:height="5.318cm"/>
          <chart:axis chart:dimension="x" chart:name="primary-x" chart:style-name="ch5" chartooo:axis-type="auto">
            <chartooo:date-scale/>
            <chart:title svg:x="4.591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  <table:table-cell office:value-type="string">
                <text:p>herms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2">
                <text:p>72</text:p>
              </table:table-cell>
              <table:table-cell office:value-type="float" office:value="64.4">
                <text:p>64.4</text:p>
              </table:table-cell>
              <table:table-cell office:value-type="float" office:value="65.6">
                <text:p>65.6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67.3">
                <text:p>67.3</text:p>
              </table:table-cell>
              <table:table-cell office:value-type="float" office:value="66.1">
                <text:p>66.1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67.7">
                <text:p>67.7</text:p>
              </table:table-cell>
              <table:table-cell office:value-type="float" office:value="67.3">
                <text:p>67.3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">
                <text:p>73</text:p>
              </table:table-cell>
              <table:table-cell office:value-type="float" office:value="68.5">
                <text:p>68.5</text:p>
              </table:table-cell>
              <table:table-cell office:value-type="float" office:value="67.8">
                <text:p>67.8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68.3">
                <text:p>68.3</text:p>
              </table:table-cell>
              <table:table-cell office:value-type="float" office:value="67.9">
                <text:p>67.9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68.6">
                <text:p>68.6</text:p>
              </table:table-cell>
              <table:table-cell office:value-type="float" office:value="68">
                <text:p>68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68.3">
                <text:p>68.3</text:p>
              </table:table-cell>
              <table:table-cell office:value-type="float" office:value="67.8">
                <text:p>67.8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.3">
                <text:p>68.3</text:p>
              </table:table-cell>
              <table:table-cell office:value-type="float" office:value="67.7">
                <text:p>67.7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68.2">
                <text:p>68.2</text:p>
              </table:table-cell>
              <table:table-cell office:value-type="float" office:value="67.6">
                <text:p>67.6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68.1">
                <text:p>68.1</text:p>
              </table:table-cell>
              <table:table-cell office:value-type="float" office:value="67.6">
                <text:p>67.6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71.2">
                <text:p>71.2</text:p>
              </table:table-cell>
              <table:table-cell office:value-type="float" office:value="71.4">
                <text:p>71.4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">
                <text:p>81</text:p>
              </table:table-cell>
              <table:table-cell office:value-type="float" office:value="75.6">
                <text:p>75.6</text:p>
              </table:table-cell>
              <table:table-cell office:value-type="float" office:value="75.8">
                <text:p>75.8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